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f97b9" officeooo:paragraph-rsid="000d4f6d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4f6d" officeooo:paragraph-rsid="000d4f6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8de4" officeooo:paragraph-rsid="000e8de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8648" officeooo:paragraph-rsid="000f864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6f87" officeooo:paragraph-rsid="00106f8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6f87" officeooo:paragraph-rsid="0013816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188e5" officeooo:paragraph-rsid="001188e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8168" officeooo:paragraph-rsid="0013816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f97b9" officeooo:paragraph-rsid="000d4f6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1188e5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d4f6d" officeooo:paragraph-rsid="000d4f6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d4f6d" officeooo:paragraph-rsid="000d4f6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d4f6d" officeooo:paragraph-rsid="000f864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e8de4" officeooo:paragraph-rsid="000e8de4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06f87" officeooo:paragraph-rsid="00106f8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188e5" officeooo:paragraph-rsid="001188e5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188e5" officeooo:paragraph-rsid="001188e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paragraph-rsid="0013816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138168"/>
    </style:style>
    <style:style style:name="P2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6f87" officeooo:paragraph-rsid="00106f87" style:font-weight-asian="bold" style:font-weight-complex="bold"/>
    </style:style>
    <style:style style:name="P21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1f97b9" officeooo:paragraph-rsid="000d4f6d" style:font-weight-asian="bold" style:font-weight-complex="bold"/>
    </style:style>
    <style:style style:name="T1" style:family="text">
      <style:text-properties officeooo:rsid="000d4f6d"/>
    </style:style>
    <style:style style:name="T2" style:family="text">
      <style:text-properties officeooo:rsid="000e8de4"/>
    </style:style>
    <style:style style:name="T3" style:family="text">
      <style:text-properties officeooo:rsid="000f8648"/>
    </style:style>
    <style:style style:name="T4" style:family="text">
      <style:text-properties officeooo:rsid="0010e9b9"/>
    </style:style>
    <style:style style:name="T5" style:family="text">
      <style:text-properties fo:font-weight="bold" officeooo:rsid="001188e5" style:font-weight-asian="bold" style:font-weight-complex="bold"/>
    </style:style>
    <style:style style:name="T6" style:family="text">
      <style:text-properties officeooo:rsid="001381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No : 02</text:p>
      <text:p text:style-name="P9">Database Management Lab</text:p>
      <text:p text:style-name="P21">Name: Shyam P Ambilkar<text:tab/><text:tab/><text:tab/><text:tab/><text:tab/><text:tab/><text:tab/><text:tab/> <text:s text:c="4"/>RollNo: TEB1602</text:p>
      <text:p text:style-name="P9">D<text:span text:style-name="T1">M</text:span>L(Data <text:span text:style-name="T1">Manipulation Language</text:span>)</text:p>
      <text:p text:style-name="P1">----------------------------------------------------------------------------------------------------------------------------</text:p>
      <text:p text:style-name="P11">Insert values in all column:</text:p>
      <text:p text:style-name="P2">MariaDB [department]&gt; insert into student values(101,"Shyam","TEB",75);</text:p>
      <text:p text:style-name="P2">Query OK, 1 row affected (0.17 sec)</text:p>
      <text:p text:style-name="P2"/>
      <text:p text:style-name="P2">MariaDB [department]&gt; insert into student values(102,"Abhishek","TEB",75);</text:p>
      <text:p text:style-name="P2">Query OK, 1 row affected (0.07 sec)</text:p>
      <text:p text:style-name="P2"/>
      <text:p text:style-name="P2">MariaDB [department]&gt; insert into student values(102,"Dhiraj","TEB",75);</text:p>
      <text:p text:style-name="P2">Query OK, 1 row affected (0.00 sec)</text:p>
      <text:p text:style-name="P2"/>
      <text:p text:style-name="P2">MariaDB [department]&gt; insert into student values(104,"Mayur","TEB",75);</text:p>
      <text:p text:style-name="P2">Query OK, 1 row affected (0.05 sec)</text:p>
      <text:p text:style-name="P2"/>
      <text:p text:style-name="P2">MariaDB [department]&gt; insert into student values(105,"Vinay","TEB",75);</text:p>
      <text:p text:style-name="P2">Query OK, 1 row affected (0.08 sec)</text:p>
      <text:p text:style-name="P2"/>
      <text:p text:style-name="P2">MariaDB [department]&gt; insert into student values(106,"Sanjay","TEB",75);</text:p>
      <text:p text:style-name="P2">Query OK, 1 row affected (0.06 sec)</text:p>
      <text:p text:style-name="P2">----------------------------------------------------------------------------------------------------------------------------</text:p>
      <text:p text:style-name="P12">To display values in the table using “select” </text:p>
      <text:p text:style-name="P2">MariaDB [department]&gt; select * from student;</text:p>
      <text:p text:style-name="P2">+---------+-----------+-------+-------+</text:p>
      <text:p text:style-name="P2">| roll_no | stud_name | class | marks |</text:p>
      <text:p text:style-name="P2">+---------+-----------+-------+-------+</text:p>
      <text:p text:style-name="P2">| <text:s text:c="4"/>101 | Shyam <text:s text:c="4"/>| TEB <text:s text:c="2"/>| <text:s text:c="3"/>75 |</text:p>
      <text:p text:style-name="P2">| <text:s text:c="4"/>102 | Abhishek <text:s/>| TEB <text:s text:c="2"/>| <text:s text:c="3"/>75 |</text:p>
      <text:p text:style-name="P2">| <text:s text:c="4"/>102 | Dhiraj <text:s text:c="3"/>| TEB <text:s text:c="2"/>| <text:s text:c="3"/>75 |</text:p>
      <text:p text:style-name="P2">| <text:s text:c="4"/>104 | Mayur <text:s text:c="4"/>| TEB <text:s text:c="2"/>| <text:s text:c="3"/>75 |</text:p>
      <text:p text:style-name="P2">| <text:s text:c="4"/>105 | Vinay <text:s text:c="4"/>| TEB <text:s text:c="2"/>| <text:s text:c="3"/>75 |</text:p>
      <text:p text:style-name="P2">| <text:s text:c="4"/>106 | Sanjay <text:s text:c="3"/>| TEB <text:s text:c="2"/>| <text:s text:c="3"/>75 |</text:p>
      <text:p text:style-name="P2">+---------+-----------+-------+-------+</text:p>
      <text:p text:style-name="P2">6 rows in set (0.00 sec)</text:p>
      <text:p text:style-name="P2">----------------------------------------------------------------------------------------------------------------------------</text:p>
      <text:p text:style-name="P13">To display <text:span text:style-name="T3">specific </text:span>values in the table using “select” </text:p>
      <text:p text:style-name="P4">MariaDB [department]&gt; select stud_name,class from student;</text:p>
      <text:p text:style-name="P4">+-----------+-------+</text:p>
      <text:p text:style-name="P4">| stud_name | class |</text:p>
      <text:p text:style-name="P4">+-----------+-------+</text:p>
      <text:p text:style-name="P4">| Shyam <text:s text:c="4"/>| TEB <text:s text:c="2"/>|</text:p>
      <text:p text:style-name="P4">| Abhishek <text:s/>| TEB <text:s text:c="2"/>|</text:p>
      <text:p text:style-name="P4">| Dhiraj <text:s text:c="3"/>| TEB <text:s text:c="2"/>|</text:p>
      <text:p text:style-name="P4">| Mayur <text:s text:c="4"/>| TEB <text:s text:c="2"/>|</text:p>
      <text:p text:style-name="P4">| Vinay <text:s text:c="4"/>| TEB <text:s text:c="2"/>|</text:p>
      <text:p text:style-name="P4">| Sanjay <text:s text:c="3"/>| TEB <text:s text:c="2"/>|</text:p>
      <text:p text:style-name="P4">+-----------+-------+</text:p>
      <text:p text:style-name="P4">6 rows in set (0.00 sec)</text:p>
      <text:p text:style-name="P12"><text:soft-page-break/>Insert values in specific columns</text:p>
      <text:p text:style-name="P2">MariaDB [department]&gt; insert into student(roll_no,stud_name,marks)values(106,"Aarati",90);</text:p>
      <text:p text:style-name="P2">Query OK, 1 row affected (0.09 sec)</text:p>
      <text:p text:style-name="P2"/>
      <text:p text:style-name="P2">MariaDB [department]&gt; select * from student; <text:s text:c="23"/></text:p>
      <text:p text:style-name="P2">+---------+-----------+-------+-------+</text:p>
      <text:p text:style-name="P2">| roll_no | stud_name | class | marks |</text:p>
      <text:p text:style-name="P2">+---------+-----------+-------+-------+</text:p>
      <text:p text:style-name="P2">| <text:s text:c="4"/>101 | Shyam <text:s text:c="4"/>| TEB <text:s text:c="2"/>| <text:s text:c="3"/>85 |</text:p>
      <text:p text:style-name="P2">| <text:s text:c="4"/>102 | Abhishek <text:s/>| TEB <text:s text:c="2"/>| <text:s text:c="3"/>75 |</text:p>
      <text:p text:style-name="P2">| <text:s text:c="4"/>102 | Dhiraj <text:s text:c="3"/>| TEB <text:s text:c="2"/>| <text:s text:c="3"/>75 |</text:p>
      <text:p text:style-name="P2">| <text:s text:c="4"/>104 | Mayur <text:s text:c="4"/>| TEB <text:s text:c="2"/>| <text:s text:c="3"/>75 |</text:p>
      <text:p text:style-name="P2">| <text:s text:c="4"/>105 | Vinay <text:s text:c="4"/>| TEB <text:s text:c="2"/>| <text:s text:c="3"/>75 |</text:p>
      <text:p text:style-name="P2">| <text:s text:c="4"/>106 | Sanjay <text:s text:c="3"/>| TEB <text:s text:c="2"/>| <text:s text:c="3"/>75 |</text:p>
      <text:p text:style-name="P2">| <text:s text:c="4"/>106 | Aarati <text:s text:c="3"/>| NULL <text:s/>| <text:s text:c="3"/>90 |</text:p>
      <text:p text:style-name="P2">+---------+-----------+-------+-------+</text:p>
      <text:p text:style-name="P2">7 rows in set (0.00 sec)</text:p>
      <text:p text:style-name="P2">----------------------------------------------------------------------------------------------------------------------------</text:p>
      <text:p text:style-name="P12">Update</text:p>
      <text:p text:style-name="P2">MariaDB [department]&gt; update student set marks=85 where stud_name='Shyam';</text:p>
      <text:p text:style-name="P2">Query OK, 1 row affected (0.18 sec)</text:p>
      <text:p text:style-name="P2">Rows matched: 1 <text:s/>Changed: 1 <text:s/>Warnings: 0</text:p>
      <text:p text:style-name="P2"/>
      <text:p text:style-name="P2">MariaDB [department]&gt; select * from student;</text:p>
      <text:p text:style-name="P2">+---------+-----------+-------+-------+</text:p>
      <text:p text:style-name="P2">| roll_no | stud_name | class | marks |</text:p>
      <text:p text:style-name="P2">+---------+-----------+-------+-------+</text:p>
      <text:p text:style-name="P2">| <text:s text:c="4"/>101 | Shyam <text:s text:c="4"/>| TEB <text:s text:c="2"/>| <text:s text:c="3"/>85 |</text:p>
      <text:p text:style-name="P2">| <text:s text:c="4"/>102 | Abhishek <text:s/>| TEB <text:s text:c="2"/>| <text:s text:c="3"/>75 |</text:p>
      <text:p text:style-name="P2">| <text:s text:c="4"/>102 | Dhiraj <text:s text:c="3"/>| TEB <text:s text:c="2"/>| <text:s text:c="3"/>75 |</text:p>
      <text:p text:style-name="P2">| <text:s text:c="4"/>104 | Mayur <text:s text:c="4"/>| TEB <text:s text:c="2"/>| <text:s text:c="3"/>75 |</text:p>
      <text:p text:style-name="P2">| <text:s text:c="4"/>105 | Vinay <text:s text:c="4"/>| TEB <text:s text:c="2"/>| <text:s text:c="3"/>75 |</text:p>
      <text:p text:style-name="P2">| <text:s text:c="4"/>106 | Sanjay <text:s text:c="3"/>| TEB <text:s text:c="2"/>| <text:s text:c="3"/>75 |</text:p>
      <text:p text:style-name="P2">+---------+-----------+-------+-------+</text:p>
      <text:p text:style-name="P2">6 rows in set (0.00 sec)</text:p>
      <text:p text:style-name="P2">----------------------------------------------------------------------------------------------------------------------------</text:p>
      <text:p text:style-name="P12">Delete <text:span text:style-name="T2">specific record</text:span></text:p>
      <text:p text:style-name="P3">MariaDB [department]&gt; delete from student where roll_no='101';</text:p>
      <text:p text:style-name="P3">Query OK, 1 row affected (0.10 sec)</text:p>
      <text:p text:style-name="P3"/>
      <text:p text:style-name="P3">MariaDB [department]&gt; delete from student where roll_no='106';</text:p>
      <text:p text:style-name="P3">Query OK, 2 rows affected (0.14 sec)</text:p>
      <text:p text:style-name="P3"/>
      <text:p text:style-name="P3">MariaDB [department]&gt; select * from student; <text:s text:c="32"/></text:p>
      <text:p text:style-name="P3">+---------+-----------+-------+-------+</text:p>
      <text:p text:style-name="P3">| roll_no | stud_name | class | marks |</text:p>
      <text:p text:style-name="P3">+---------+-----------+-------+-------+</text:p>
      <text:p text:style-name="P3">| <text:s text:c="4"/>102 | Abhishek <text:s/>| TEB <text:s text:c="2"/>| <text:s text:c="3"/>75 |</text:p>
      <text:p text:style-name="P3">| <text:s text:c="4"/>102 | Dhiraj <text:s text:c="3"/>| TEB <text:s text:c="2"/>| <text:s text:c="3"/>75 |</text:p>
      <text:p text:style-name="P3">| <text:s text:c="4"/>104 | Mayur <text:s text:c="4"/>| TEB <text:s text:c="2"/>| <text:s text:c="3"/>75 |</text:p>
      <text:p text:style-name="P3">+---------+-----------+-------+-------+</text:p>
      <text:p text:style-name="P3">4 rows in set (0.00 sec)</text:p>
      <text:p text:style-name="P14"><text:soft-page-break/>Delete all records from existing table </text:p>
      <text:p text:style-name="P14"/>
      <text:p text:style-name="P3">MariaDB [department]&gt; delete from student;</text:p>
      <text:p text:style-name="P3">Query OK, 4 rows affected (0.09 sec)</text:p>
      <text:p text:style-name="P3"/>
      <text:p text:style-name="P3">MariaDB [department]&gt; select * from student;</text:p>
      <text:p text:style-name="P3">Empty set (0.00 sec)</text:p>
      <text:p text:style-name="P3">----------------------------------------------------------------------------------------------------------------------------</text:p>
      <text:p text:style-name="P20">Where clauses ( less than, less than equal, greater than, greater than equal)</text:p>
      <text:p text:style-name="P5">MariaDB [department]&gt; select * from student where marks &lt;60;</text:p>
      <text:p text:style-name="P5">+---------+-----------+-------+-------+</text:p>
      <text:p text:style-name="P5">| roll_no | stud_name | class | marks |</text:p>
      <text:p text:style-name="P5">+---------+-----------+-------+-------+</text:p>
      <text:p text:style-name="P5">| <text:s text:c="4"/>108 | Pornima <text:s text:c="2"/>| TEB <text:s text:c="2"/>| <text:s text:c="3"/>50 |</text:p>
      <text:p text:style-name="P5">| <text:s text:c="4"/>108 | Poonam <text:s text:c="3"/>| TEB <text:s text:c="2"/>| <text:s text:c="3"/>40 |</text:p>
      <text:p text:style-name="P5">+---------+-----------+-------+-------+</text:p>
      <text:p text:style-name="P5">2 rows in set (0.00 sec)</text:p>
      <text:p text:style-name="P5"/>
      <text:p text:style-name="P5">MariaDB [department]&gt; select * from student where marks &gt;60;</text:p>
      <text:p text:style-name="P5">+---------+-----------+-------+-------+</text:p>
      <text:p text:style-name="P5">| roll_no | stud_name | class | marks |</text:p>
      <text:p text:style-name="P5">+---------+-----------+-------+-------+</text:p>
      <text:p text:style-name="P5">| <text:s text:c="4"/>101 | Shyam <text:s text:c="4"/>| TEB <text:s text:c="2"/>| <text:s text:c="3"/>75 |</text:p>
      <text:p text:style-name="P5">| <text:s text:c="4"/>102 | Abhishek <text:s/>| TEB <text:s text:c="2"/>| <text:s text:c="3"/>75 |</text:p>
      <text:p text:style-name="P5">| <text:s text:c="4"/>103 | Dhiraj <text:s text:c="3"/>| TEB <text:s text:c="2"/>| <text:s text:c="3"/>75 |</text:p>
      <text:p text:style-name="P5">| <text:s text:c="4"/>104 | Mayur <text:s text:c="4"/>| TEB <text:s text:c="2"/>| <text:s text:c="3"/>75 |</text:p>
      <text:p text:style-name="P5">| <text:s text:c="4"/>105 | Vinay <text:s text:c="4"/>| TEB <text:s text:c="2"/>| <text:s text:c="3"/>75 |</text:p>
      <text:p text:style-name="P5">| <text:s text:c="4"/>106 | Sanjay <text:s text:c="3"/>| TEB <text:s text:c="2"/>| <text:s text:c="3"/>75 |</text:p>
      <text:p text:style-name="P5">| <text:s text:c="4"/>109 | Reshma <text:s text:c="3"/>| TEB <text:s text:c="2"/>| <text:s text:c="3"/>65 |</text:p>
      <text:p text:style-name="P5">+---------+-----------+-------+-------+</text:p>
      <text:p text:style-name="P5">7 rows in set (0.00 sec)</text:p>
      <text:p text:style-name="P5"/>
      <text:p text:style-name="P5">MariaDB [department]&gt; select * from student where marks &lt;=60;</text:p>
      <text:p text:style-name="P5">+---------+-----------+-------+-------+</text:p>
      <text:p text:style-name="P5">| roll_no | stud_name | class | marks |</text:p>
      <text:p text:style-name="P5">+---------+-----------+-------+-------+</text:p>
      <text:p text:style-name="P5">| <text:s text:c="4"/>107 | Arati <text:s text:c="4"/>| TEB <text:s text:c="2"/>| <text:s text:c="3"/>60 |</text:p>
      <text:p text:style-name="P5">| <text:s text:c="4"/>108 | Pornima <text:s text:c="2"/>| TEB <text:s text:c="2"/>| <text:s text:c="3"/>50 |</text:p>
      <text:p text:style-name="P5">| <text:s text:c="4"/>108 | Poonam <text:s text:c="3"/>| TEB <text:s text:c="2"/>| <text:s text:c="3"/>40 |</text:p>
      <text:p text:style-name="P5">+---------+-----------+-------+-------+</text:p>
      <text:p text:style-name="P5">3 rows in set (0.03 sec)</text:p>
      <text:p text:style-name="P5"/>
      <text:p text:style-name="P5">MariaDB [department]&gt; select * from student where marks &gt;=60;</text:p>
      <text:p text:style-name="P5">+---------+-----------+-------+-------+</text:p>
      <text:p text:style-name="P5">| roll_no | stud_name | class | marks |</text:p>
      <text:p text:style-name="P5">+---------+-----------+-------+-------+</text:p>
      <text:p text:style-name="P5">| <text:s text:c="4"/>101 | Shyam <text:s text:c="4"/>| TEB <text:s text:c="2"/>| <text:s text:c="3"/>75 |</text:p>
      <text:p text:style-name="P5">| <text:s text:c="4"/>103 | Dhiraj <text:s text:c="3"/>| TEB <text:s text:c="2"/>| <text:s text:c="3"/>75 |</text:p>
      <text:p text:style-name="P5">| <text:s text:c="4"/>107 | Arati <text:s text:c="4"/>| TEB <text:s text:c="2"/>| <text:s text:c="3"/>60 |</text:p>
      <text:p text:style-name="P5">| <text:s text:c="4"/>109 | Reshma <text:s text:c="3"/>| TEB <text:s text:c="2"/>| <text:s text:c="3"/>65 |</text:p>
      <text:p text:style-name="P5">+---------+-----------+-------+-------+</text:p>
      <text:p text:style-name="P5">8 rows in set (0.00 sec)</text:p>
      <text:p text:style-name="P15"><text:soft-page-break/>D<text:span text:style-name="T4">ISTINCT</text:span> clause</text:p>
      <text:p text:style-name="P7">MariaDB [department]&gt; select distinct(stud_name)from student;</text:p>
      <text:p text:style-name="P7">+-----------+</text:p>
      <text:p text:style-name="P7">| stud_name |</text:p>
      <text:p text:style-name="P7">+-----------+</text:p>
      <text:p text:style-name="P7">| Abhishek <text:s/>|</text:p>
      <text:p text:style-name="P7">| Arati <text:s text:c="4"/>|</text:p>
      <text:p text:style-name="P7">| Dhiraj <text:s text:c="3"/>|</text:p>
      <text:p text:style-name="P7">| Mayur <text:s text:c="4"/>|</text:p>
      <text:p text:style-name="P7">| Poonam <text:s text:c="3"/>|</text:p>
      <text:p text:style-name="P7">| Pornima <text:s text:c="2"/>|</text:p>
      <text:p text:style-name="P7">| Reshma <text:s text:c="3"/>|</text:p>
      <text:p text:style-name="P7">| Sanjay <text:s text:c="3"/>|</text:p>
      <text:p text:style-name="P7">| Shyam <text:s text:c="4"/>|</text:p>
      <text:p text:style-name="P7">| Vinay <text:s text:c="4"/>|</text:p>
      <text:p text:style-name="P7">+-----------+</text:p>
      <text:p text:style-name="P7">10 rows in set (0.00 sec)</text:p>
      <text:p text:style-name="P7">----------------------------------------------------------------------------------------------------------------------------</text:p>
      <text:p text:style-name="P17">1. Display sum of marks roll_no wise</text:p>
      <text:p text:style-name="P7">MariaDB [department]&gt; select roll_no,sum(marks)from student group by roll_no;</text:p>
      <text:p text:style-name="P7">+---------+------------+</text:p>
      <text:p text:style-name="P7">| roll_no | sum(marks) |</text:p>
      <text:p text:style-name="P7">+---------+------------+</text:p>
      <text:p text:style-name="P7">| <text:s text:c="4"/>101 | <text:s text:c="8"/>75 |</text:p>
      <text:p text:style-name="P7">| <text:s text:c="4"/>102 | <text:s text:c="8"/>75 |</text:p>
      <text:p text:style-name="P7">| <text:s text:c="4"/>103 | <text:s text:c="8"/>75 |</text:p>
      <text:p text:style-name="P7">| <text:s text:c="4"/>104 | <text:s text:c="8"/>75 |</text:p>
      <text:p text:style-name="P7">| <text:s text:c="4"/>105 | <text:s text:c="8"/>75 |</text:p>
      <text:p text:style-name="P7">| <text:s text:c="4"/>106 | <text:s text:c="8"/>75 |</text:p>
      <text:p text:style-name="P7">| <text:s text:c="4"/>107 | <text:s text:c="8"/>60 |</text:p>
      <text:p text:style-name="P7">| <text:s text:c="4"/>108 | <text:s text:c="8"/>90 |</text:p>
      <text:p text:style-name="P7">| <text:s text:c="4"/>109 | <text:s text:c="8"/>65 |</text:p>
      <text:p text:style-name="P7">+---------+------------+</text:p>
      <text:p text:style-name="P7">9 rows in set (0.08 sec)</text:p>
      <text:p text:style-name="P7"/>
      <text:p text:style-name="P17">2.Display maximum marks grouping on basis stud_name wise</text:p>
      <text:p text:style-name="P7">MariaDB [department]&gt; select stud_name,max(marks)from student group by stud_name;</text:p>
      <text:p text:style-name="P7">+-----------+------------+</text:p>
      <text:p text:style-name="P7">| stud_name | max(marks) |</text:p>
      <text:p text:style-name="P7">+-----------+------------+</text:p>
      <text:p text:style-name="P7">| Abhishek <text:s/>| <text:s text:c="8"/>75 |</text:p>
      <text:p text:style-name="P7">| Arati <text:s text:c="4"/>| <text:s text:c="8"/>60 |</text:p>
      <text:p text:style-name="P7">| Dhiraj <text:s text:c="3"/>| <text:s text:c="8"/>75 |</text:p>
      <text:p text:style-name="P7">| Mayur <text:s text:c="4"/>| <text:s text:c="8"/>75 |</text:p>
      <text:p text:style-name="P7">| Poonam <text:s text:c="3"/>| <text:s text:c="8"/>40 |</text:p>
      <text:p text:style-name="P7">| Pornima <text:s text:c="2"/>| <text:s text:c="8"/>50 |</text:p>
      <text:p text:style-name="P7">| Reshma <text:s text:c="3"/>| <text:s text:c="8"/>65 |</text:p>
      <text:p text:style-name="P7">| Sanjay <text:s text:c="3"/>| <text:s text:c="8"/>75 |</text:p>
      <text:p text:style-name="P7">| Shyam <text:s text:c="4"/>| <text:s text:c="8"/>75 |</text:p>
      <text:p text:style-name="P7">| Vinay <text:s text:c="4"/>| <text:s text:c="8"/>75 |</text:p>
      <text:p text:style-name="P7">+-----------+------------+</text:p>
      <text:p text:style-name="P7">10 rows in set (0.07 sec)</text:p>
      <text:p text:style-name="P10"><text:soft-page-break/><text:span text:style-name="T5">Having Clause</text:span></text:p>
      <text:p text:style-name="P10"><text:span text:style-name="T5"/></text:p>
      <text:p text:style-name="P17">1.display sum of marks of roll no 101</text:p>
      <text:p text:style-name="P16"/>
      <text:p text:style-name="P6"><text:s/><text:span text:style-name="T6">MariaDB [department]&gt; select roll_no,sum(marks)from student group by roll_no having roll_no='101';</text:span></text:p>
      <text:p text:style-name="P8">+---------+------------+</text:p>
      <text:p text:style-name="P8">| roll_no | sum(marks) |</text:p>
      <text:p text:style-name="P8">+---------+------------+</text:p>
      <text:p text:style-name="P8">| <text:s text:c="4"/>101 | <text:s text:c="8"/>75 |</text:p>
      <text:p text:style-name="P8">+---------+------------+</text:p>
      <text:p text:style-name="P8">1 row in set (0.04 sec)</text:p>
      <text:p text:style-name="P19"/>
      <text:p text:style-name="P18">2. display sum of marks of roll no 101 and 107</text:p>
      <text:p text:style-name="P18"/>
      <text:p text:style-name="P8">MariaDB [department]&gt; select roll_no,sum(marks)from student group by roll_no having roll_no in (101,107);</text:p>
      <text:p text:style-name="P8">+---------+------------+</text:p>
      <text:p text:style-name="P8">| roll_no | sum(marks) |</text:p>
      <text:p text:style-name="P8">+---------+------------+</text:p>
      <text:p text:style-name="P8">| <text:s text:c="4"/>101 | <text:s text:c="8"/>75 |</text:p>
      <text:p text:style-name="P8">| <text:s text:c="4"/>107 | <text:s text:c="8"/>60 |</text:p>
      <text:p text:style-name="P8">+---------+------------+</text:p>
      <text:p text:style-name="P8">2 rows in set (0.03 sec)</text:p>
      <text:p text:style-name="P8">----------------------------------------------------------------------------------------------------------------------------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437in" fo:margin-bottom="0.6563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2:05:47.101507310</meta:creation-date>
    <dc:date>2017-10-19T13:25:18.795215171</dc:date>
    <meta:editing-duration>PT1H4M20S</meta:editing-duration>
    <meta:editing-cycles>7</meta:editing-cycles>
    <meta:generator>LibreOffice/4.3.7.2$Linux_X86_64 LibreOffice_project/430$Build-2</meta:generator>
    <meta:document-statistic meta:table-count="0" meta:image-count="0" meta:object-count="0" meta:page-count="5" meta:paragraph-count="211" meta:word-count="1250" meta:character-count="8230" meta:non-whitespace-character-count="6469"/>
  </office:meta>
</office:document-meta>
</file>